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1f58c41-7fff-6755-1ef3-62f747c8fbcd"/>0,oneshot_none</text:p>
      <text:p text:style-name="P1">1,oneshot_talk(dnr)</text:p>
      <text:p text:style-name="P1">2,oneshot_bow</text:p>
      <text:p text:style-name="P1">3,oneshot_wave(dnr)</text:p>
      <text:p text:style-name="P1">4,oneshot_cheer(dnr)</text:p>
      <text:p text:style-name="P1">5,oneshot_exclamation(dnr)</text:p>
      <text:p text:style-name="P1">6,oneshot_question</text:p>
      <text:p text:style-name="P1">7,oneshot_eat</text:p>
      <text:p text:style-name="P1">10,state_dance</text:p>
      <text:p text:style-name="P1">11,oneshot_laugh</text:p>
      <text:p text:style-name="P1">12,state_sleep</text:p>
      <text:p text:style-name="P1">13,state_sit</text:p>
      <text:p text:style-name="P1">14,oneshot_rude(dnr)</text:p>
      <text:p text:style-name="P1">15,oneshot_roar(dnr)</text:p>
      <text:p text:style-name="P1">16,oneshot_kneel</text:p>
      <text:p text:style-name="P1">17,oneshot_kiss</text:p>
      <text:p text:style-name="P1">18,oneshot_cry</text:p>
      <text:p text:style-name="P1">19,oneshot_chicken</text:p>
      <text:p text:style-name="P1">20,oneshot_beg</text:p>
      <text:p text:style-name="P1">21,oneshot_applaud</text:p>
      <text:p text:style-name="P1">22,oneshot_shout(dnr)</text:p>
      <text:p text:style-name="P1">23,oneshot_flex</text:p>
      <text:p text:style-name="P1">24,oneshot_shy(dnr)</text:p>
      <text:p text:style-name="P1">25,oneshot_point(dnr)</text:p>
      <text:p text:style-name="P1">26,state_stand</text:p>
      <text:p text:style-name="P1">27,state_readyunarmed</text:p>
      <text:p text:style-name="P1">28,state_work_sheathed</text:p>
      <text:p text:style-name="P1">29,state_point(dnr)</text:p>
      <text:p text:style-name="P1">30,state_none</text:p>
      <text:p text:style-name="P1">33,oneshot_wound</text:p>
      <text:p text:style-name="P1">34,oneshot_woundcritical</text:p>
      <text:p text:style-name="P1">35,oneshot_attackunarmed</text:p>
      <text:p text:style-name="P1">36,oneshot_attack1h</text:p>
      <text:p text:style-name="P1">37,oneshot_attack2htight</text:p>
      <text:p text:style-name="P1">38,oneshot_attack2hloose</text:p>
      <text:p text:style-name="P1">39,oneshot_parryunarmed</text:p>
      <text:p text:style-name="P1">43,oneshot_parryshield</text:p>
      <text:p text:style-name="P1">44,oneshot_readyunarmed</text:p>
      <text:p text:style-name="P1">45,oneshot_ready1h</text:p>
      <text:p text:style-name="P1">48,oneshot_readybow</text:p>
      <text:p text:style-name="P1">50,oneshot_spellprecast</text:p>
      <text:p text:style-name="P1">51,oneshot_spellcast</text:p>
      <text:p text:style-name="P1"><text:soft-page-break/>53,oneshot_battleroar</text:p>
      <text:p text:style-name="P1">54,oneshot_specialattack1h</text:p>
      <text:p text:style-name="P1">60,oneshot_kick</text:p>
      <text:p text:style-name="P1">61,oneshot_attackthrown</text:p>
      <text:p text:style-name="P1">64,state_stun</text:p>
      <text:p text:style-name="P1">65,state_dead</text:p>
      <text:p text:style-name="P1">66,oneshot_salute</text:p>
      <text:p text:style-name="P1">68,state_kneel</text:p>
      <text:p text:style-name="P1">69,state_usestanding</text:p>
      <text:p text:style-name="P1">70,oneshot_wave_nosheathe</text:p>
      <text:p text:style-name="P1">71,oneshot_cheer_nosheathe</text:p>
      <text:p text:style-name="P1">92,oneshot_eat_nosheathe</text:p>
      <text:p text:style-name="P1">93,state_stun_nosheathe</text:p>
      <text:p text:style-name="P1">94,oneshot_dance</text:p>
      <text:p text:style-name="P1">113,oneshot_salute_nosheath</text:p>
      <text:p text:style-name="P1">133,state_usestanding_nosheathe</text:p>
      <text:p text:style-name="P1">153,oneshot_laugh_nosheathe</text:p>
      <text:p text:style-name="P1">173,state_work</text:p>
      <text:p text:style-name="P1">193,state_spellprecast</text:p>
      <text:p text:style-name="P1">213,oneshot_readyrifle</text:p>
      <text:p text:style-name="P1">214,state_readyrifle</text:p>
      <text:p text:style-name="P1">233,state_work_mining</text:p>
      <text:p text:style-name="P1">234,state_work_chopwood</text:p>
      <text:p text:style-name="P1">253,state_applaud</text:p>
      <text:p text:style-name="P1">254,oneshot_liftoff</text:p>
      <text:p text:style-name="P1">273,oneshot_yes(dnr)</text:p>
      <text:p text:style-name="P1">274,oneshot_no(dnr)</text:p>
      <text:p text:style-name="P1">275,oneshot_train(dnr)</text:p>
      <text:p text:style-name="P1">293,oneshot_land</text:p>
      <text:p text:style-name="P1">313,state_at_ease</text:p>
      <text:p text:style-name="P1">333,state_ready1h</text:p>
      <text:p text:style-name="P1">353,state_spellkneelstart</text:p>
      <text:p text:style-name="P1">373,state_submerged</text:p>
      <text:p text:style-name="P1">374,oneshot_submerge</text:p>
      <text:p text:style-name="P1">375,state_ready2h</text:p>
      <text:p text:style-name="P1">376,state_readybow</text:p>
      <text:p text:style-name="P1">377,oneshot_mountspecial</text:p>
      <text:p text:style-name="P1">378,state_talk</text:p>
      <text:p text:style-name="P1">379,state_fishing</text:p>
      <text:p text:style-name="P1">380,oneshot_fishing</text:p>
      <text:p text:style-name="P1">381,oneshot_loot</text:p>
      <text:p text:style-name="P1">382,state_whirlwind</text:p>
      <text:p text:style-name="P1"><text:soft-page-break/>383,state_drowned</text:p>
      <text:p text:style-name="P1">384,state_hold_bow</text:p>
      <text:p text:style-name="P1">385,state_hold_rifle</text:p>
      <text:p text:style-name="P1">386,state_hold_thrown</text:p>
      <text:p text:style-name="P1">387,oneshot_drown</text:p>
      <text:p text:style-name="P1">388,oneshot_stomp</text:p>
      <text:p text:style-name="P1">389,oneshot_attackoff</text:p>
      <text:p text:style-name="P1">390,oneshot_attackoffpierce</text:p>
      <text:p text:style-name="P1">391,state_roar</text:p>
      <text:p text:style-name="P1">392,state_laugh</text:p>
      <text:p text:style-name="P1">393,oneshot_creature_special</text:p>
      <text:p text:style-name="P1">394,oneshot_jumplandrun</text:p>
      <text:p text:style-name="P1">395,oneshot_jumpend</text:p>
      <text:p text:style-name="P1">396,oneshot_talk_nosheathe</text:p>
      <text:p text:style-name="P1">397,oneshot_point_nosheathe</text:p>
      <text:p text:style-name="P1">398,state_cannibalize</text:p>
      <text:p text:style-name="P1">399,oneshot_jumpstart</text:p>
      <text:p text:style-name="P1">400,state_dancespecial</text:p>
      <text:p text:style-name="P1">401,oneshot_dancespecial</text:p>
      <text:p text:style-name="P1">402,oneshot_customspell01</text:p>
      <text:p text:style-name="P1">403,oneshot_customspell02</text:p>
      <text:p text:style-name="P1">404,oneshot_customspell03</text:p>
      <text:p text:style-name="P1">405,oneshot_customspell04</text:p>
      <text:p text:style-name="P1">406,oneshot_customspell05</text:p>
      <text:p text:style-name="P1">407,oneshot_customspell06</text:p>
      <text:p text:style-name="P1">408,oneshot_customspell07</text:p>
      <text:p text:style-name="P1">409,oneshot_customspell08</text:p>
      <text:p text:style-name="P1">410,oneshot_customspell09</text:p>
      <text:p text:style-name="P1">411,oneshot_customspell10</text:p>
      <text:p text:style-name="P1">412,state_exclaim</text:p>
      <text:p text:style-name="P1">413,state_dance_custom</text:p>
      <text:p text:style-name="P1">415,state_sit_chair_med</text:p>
      <text:p text:style-name="P1">416,state_custom_spell_01</text:p>
      <text:p text:style-name="P1">417,state_custom_spell_02</text:p>
      <text:p text:style-name="P1">418,state_eat</text:p>
      <text:p text:style-name="P1">419,state_custom_spell_04</text:p>
      <text:p text:style-name="P1">420,state_custom_spell_03</text:p>
      <text:p text:style-name="P1">421,state_custom_spell_05</text:p>
      <text:p text:style-name="P1">422,state_spelleffect_hold</text:p>
      <text:p text:style-name="P1">423,state_eat_no_sheathe</text:p>
      <text:p text:style-name="P1">424,state_mount</text:p>
      <text:p text:style-name="P1">425,state_ready2hl</text:p>
      <text:p text:style-name="P1"><text:soft-page-break/>426,state_sit_chair_high</text:p>
      <text:p text:style-name="P1">427,state_fall</text:p>
      <text:p text:style-name="P1">428,state_loot</text:p>
      <text:p text:style-name="P1">429,state_submerged (new)</text:p>
      <text:p text:style-name="P1">430,oneshot_cower(dnr)</text:p>
      <text:p text:style-name="P1">431,state_cower</text:p>
      <text:p text:style-name="P1">432,oneshot_usestanding</text:p>
      <text:p text:style-name="P1">433,state_stealth_stand</text:p>
      <text:p text:style-name="P1">434,oneshot_omnicast_ghoul (w/sound</text:p>
      <text:p text:style-name="P1">435,oneshot_attackbow</text:p>
      <text:p text:style-name="P1">436,oneshot_attackrifle</text:p>
      <text:p text:style-name="P1">437,state_swim_idle</text:p>
      <text:p text:style-name="P1">438,state_attack_unarmed</text:p>
      <text:p text:style-name="P1">439,oneshot_spellcast (w/sound)</text:p>
      <text:p text:style-name="P1">440,oneshot_dodge</text:p>
      <text:p text:style-name="P1">441,oneshot_parry1h</text:p>
      <text:p text:style-name="P1">442,oneshot_parry2h</text:p>
      <text:p text:style-name="P1">443,oneshot_parry2hl</text:p>
      <text:p text:style-name="P1">444,state_flyfall</text:p>
      <text:p text:style-name="P1">445,oneshot_flydeath</text:p>
      <text:p text:style-name="P1">446,state_fly_fall</text:p>
      <text:p text:style-name="P1">447,oneshot_fly_sit_ground_down</text:p>
      <text:p text:style-name="P1">448,oneshot_fly_sit_ground_up</text:p>
      <text:p text:style-name="P1">449,oneshot_emerge</text:p>
      <text:p text:style-name="P1">450,oneshot_dragonspit</text:p>
      <text:p text:style-name="P1">451,state_specialunarmed</text:p>
      <text:p text:style-name="P1">452,oneshot_flygrab</text:p>
      <text:p text:style-name="P1">453,state_flygrabclosed</text:p>
      <text:p text:style-name="P1">454,oneshot_flygrabthrown</text:p>
      <text:p text:style-name="P1">455,state_fly_sit_ground</text:p>
      <text:p text:style-name="P1">456,state_walkbackwards</text:p>
      <text:p text:style-name="P1">457,oneshot_flytalk</text:p>
      <text:p text:style-name="P1">458,oneshot_flyattack1h</text:p>
      <text:p text:style-name="P1">459,state_customspell08</text:p>
      <text:p text:style-name="P1">460,oneshot_fly_dragonspit</text:p>
      <text:p text:style-name="P1">461,state_sit_chair_low</text:p>
      <text:p text:style-name="P1">462,one_shot_stun</text:p>
      <text:p text:style-name="P1">463,oneshot_spellcast_omni</text:p>
      <text:p text:style-name="P1">465,state_readythrown</text:p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22:10:49.432000000</meta:creation-date>
    <dc:date>2018-08-07T22:12:41.042000000</dc:date>
    <meta:editing-duration>PT1M58S</meta:editing-duration>
    <meta:editing-cycles>1</meta:editing-cycles>
    <meta:document-statistic meta:table-count="0" meta:image-count="0" meta:object-count="0" meta:page-count="4" meta:paragraph-count="166" meta:word-count="168" meta:character-count="3406" meta:non-whitespace-character-count="3402"/>
    <meta:generator>LibreOffice/6.0.2.1$Windows_X86_64 LibreOffice_project/f7f06a8f319e4b62f9bc5095aa112a65d2f3ac89</meta:generator>
  </office:meta>
</office:document-meta>
</file>